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6.264cm"/>
    </style:style>
    <style:style style:name="co4" style:family="table-column">
      <style:table-column-properties fo:break-before="auto" style:column-width="2.3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  <style:map style:condition="cell-content()=&quot;y&quot;" style:apply-style-name="Good" style:base-cell-address="Sheet1.D2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/>
        <table:table-row table:style-name="ro1">
          <table:table-cell table:number-columns-repeated="3"/>
          <table:table-cell table:style-name="Default"/>
          <table:table-cell table:style-name="ce1" table:number-columns-repeated="16380"/>
        </table:table-row>
        <table:table-row table:style-name="ro2">
          <table:table-cell/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Filename</text:p>
          </table:table-cell>
          <table:table-cell table:style-name="ce7" office:value-type="string" calcext:value-type="string">
            <text:p>Done?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31">
            <text:p>Strings</text:p>
          </table:table-cell>
          <table:table-cell table:style-name="ce6" office:value-type="string" calcext:value-type="string">
            <text:p>1_6_String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tionDescrip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igCraftab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ilding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Bundle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haracter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credi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Enchantment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Events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armAnimal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urnitur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exicon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oca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Concess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Reac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ote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NPC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Objec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nt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ir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impleNonVillagerDialogu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cialOrderString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echBubble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StringsFromCSFiles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tringsFromMap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Tool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U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eapon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2"/>
          <table:table-cell table:style-name="ce12" office:value-type="string" calcext:value-type="string">
            <text:p>WorldMap</text:p>
          </table:table-cell>
          <table:table-cell table:style-name="ce10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30">
            <text:p>Strings/schedules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lly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11">
            <text:p>Data</text:p>
          </table:table-cell>
          <table:table-cell table:style-name="ce6" office:value-type="string" calcext:value-type="string">
            <text:p>Achievement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o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nd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ngagement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xtra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nster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PCGiftTast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SecretNote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44">
            <text:p>Data/Events</text:p>
          </table:table-cell>
          <table:table-cell table:style-name="ce6" office:value-type="string" calcext:value-type="string">
            <text:p>AbandonedJojaMart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l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rchaeolog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ckwood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thHouse_Poo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eac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atTunne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sSt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ommunityCent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sertFestiv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ish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or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ospit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Hu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Nor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Sou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W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s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nor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unta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iNut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lroa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loo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cience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ed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w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m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ow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_Big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zard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ood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9">
            <text:p>Data/Festivals</text:p>
          </table:table-cell>
          <table:table-cell table:style-name="ce6" office:value-type="string" calcext:value-type="string">
            <text:p>fall16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ll27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estivalDat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13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24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11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2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nter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nter25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Data/TV</text:p>
          </table:table-cell>
          <table:table-cell table:style-name="ce6" office:value-type="string" calcext:value-type="string">
            <text:p>CookingChanne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TipChannel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52">
            <text:p>Characters/Dialogue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warf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Gil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Mainlan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big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Mar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office:annotation draw:style-name="gr1" svg:width="2.899cm" svg:height="1.799cm" svg:x="14.623cm" svg:y="88.388cm" draw:caption-point-x="-0.61cm" draw:caption-point-y="1.51cm">
              <dc:creator>Unknown Author</dc:creator>
              <dc:date>2026-04-17T17:25:02</dc:date>
              <text:p>The only file with a space in the name?</text:p>
            </office:annotation>
            <text:p>Mister Q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l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zard</text:p>
          </table:table-cell>
          <table:table-cell table:style-name="ce10"/>
          <table:table-cell table:style-name="ce1" table:number-columns-repeated="16380"/>
        </table:table-row>
        <table:table-row table:style-name="ro1" table:number-rows-repeated="1048394">
          <table:table-cell table:number-columns-repeated="4"/>
          <table:table-cell table:style-name="ce1" table:number-columns-repeated="16380"/>
        </table:table-row>
        <table:table-row table:style-name="ro1">
          <table:table-cell table:number-columns-repeated="4"/>
          <table:table-cell table:style-name="ce1" table:number-columns-repeated="16380"/>
        </table:table-row>
        <calcext:conditional-formats>
          <calcext:conditional-format calcext:target-range-address="Sheet1.D2:Sheet1.D181">
            <calcext:condition calcext:apply-style-name="Good" calcext:value="=&quot;y&quot;" calcext:base-cell-address="Sheet1.D2"/>
          </calcext:conditional-format>
          <calcext:conditional-format calcext:target-range-address="Sheet1.D2:Sheet1.D181">
            <calcext:condition calcext:apply-style-name="Neutral" calcext:value="=&quot;p&quot;" calcext:base-cell-address="Sheet1.D2"/>
          </calcext:conditional-format>
          <calcext:conditional-format calcext:target-range-address="Sheet1.D2:Sheet1.D181">
            <calcext:condition calcext:apply-style-name="Bad" calcext:value="=&quot;&quot;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5">00/00/0000</text:date>, <text:time style:data-style-name="N2" text:time-value="23:22:37.9182750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17:04:39.370355657</meta:creation-date>
    <dc:date>2026-04-25T23:22:47.466068548</dc:date>
    <meta:editing-duration>PT31M10S</meta:editing-duration>
    <meta:editing-cycles>11</meta:editing-cycles>
    <meta:generator>LibreOffice/26.2.2.2$Linux_X86_64 LibreOffice_project/1f77d10d6938fd34972958f64b2bcfa54f8b1ba5</meta:generator>
    <meta:document-statistic meta:table-count="1" meta:cell-count="208" meta:object-count="0"/>
  </office:meta>
</office:document-meta>
</file>